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Evening]</text:p>
      <text:p text:style-name="Standard">It's been a long day and the light has started to dim. Though you can't see any shelter that is immediately obvious there are many felled trees in the area.</text:p>
      <text:p text:style-name="Standard"/>
      <text:p text:style-name="Standard"><text:tab/>1)* Build a shelter</text:p>
      <text:p text:style-name="Standard"><text:tab/>2)* Search the area</text:p>
      <text:p text:style-name="Standard"><text:tab/>3)* Keep moving</text:p>
      <text:p text:style-name="Standard"/>
      <text:p text:style-name="Standard"/>
      <text:p text:style-name="Standard"><text:tab/><text:tab/>*Build a Shelter [Outcome 1]: You find some freshly fallen pine trees that have the <text:tab/><text:tab/><text:tab/>branches still attached and prop them up against each other. You take some of the ground <text:tab/><text:tab/>cover to patch over any holes from the outside as well as to create a crude mattress in the <text:tab/><text:tab/>center. You finally finish just as it's getting extremely difficult to see.</text:p>
      <text:p text:style-name="Standard"/>
      <text:p text:style-name="Standard"><text:tab/><text:tab/><text:tab/>1)* Go to sleep</text:p>
      <text:p text:style-name="Standard"><text:tab/><text:tab/><text:tab/>2)* Stay up a bit longer</text:p>
      <text:p text:style-name="Standard"/>
      <text:p text:style-name="Standard"/>
      <text:p text:style-name="Standard"><text:tab/><text:tab/>*Build a Shelter [Outcome 2]: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b Casperson</meta:initial-creator>
    <meta:creation-date>2014-08-17T08:39:33.72</meta:creation-date>
    <meta:document-statistic meta:table-count="0" meta:image-count="0" meta:object-count="0" meta:page-count="1" meta:paragraph-count="9" meta:word-count="119" meta:character-count="647"/>
    <dc:date>2014-08-17T09:23:29.54</dc:date>
    <dc:creator>Zeb Casperson</dc:creator>
    <meta:editing-duration>PT12M51S</meta:editing-duration>
    <meta:editing-cycles>1</meta:editing-cycles>
    <meta:generator>OpenOffice/4.1.0$Win32 OpenOffice.org_project/410m18$Build-9764</meta:generator>
  </office:meta>
</office:document-meta>
</file>